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117">
    </style:style>
    <style:style style:name="P127" style:family="paragraph" style:parent-style-name="Text_20_body" style:list-style-name="L118">
      <style:paragraph-properties fo:margin-top="0in" fo:margin-bottom="0in"/>
    </style:style>
    <style:style style:name="P128" style:family="paragraph" style:parent-style-name="Text_20_body" style:list-style-name="L119">
      <style:paragraph-properties fo:margin-top="0in" fo:margin-bottom="0in"/>
    </style:style>
    <style:style style:name="P129" style:family="paragraph" style:parent-style-name="Text_20_body" style:list-style-name="L120">
      <style:paragraph-properties fo:margin-top="0in" fo:margin-bottom="0in"/>
    </style:style>
    <style:style style:name="P130" style:family="paragraph" style:parent-style-name="Text_20_body" style:list-style-name="L121">
      <style:paragraph-properties fo:margin-top="0in" fo:margin-bottom="0in"/>
    </style:style>
    <style:style style:name="P131" style:family="paragraph" style:parent-style-name="Text_20_body" style:list-style-name="L122">
      <style:paragraph-properties fo:margin-top="0in" fo:margin-bottom="0in"/>
    </style:style>
    <style:style style:name="P132" style:family="paragraph" style:parent-style-name="Text_20_body" style:list-style-name="L123">
      <style:paragraph-properties fo:margin-top="0in" fo:margin-bottom="0in"/>
    </style:style>
    <style:style style:name="P133" style:family="paragraph" style:parent-style-name="Text_20_body" style:list-style-name="L124">
      <style:paragraph-properties fo:margin-top="0in" fo:margin-bottom="0in"/>
    </style:style>
    <style:style style:name="P134" style:family="paragraph" style:parent-style-name="Text_20_body" style:list-style-name="L125">
      <style:paragraph-properties fo:margin-top="0in" fo:margin-bottom="0in"/>
    </style:style>
    <style:style style:name="P135" style:family="paragraph" style:parent-style-name="Text_20_body" style:list-style-name="L126">
      <style:paragraph-properties fo:margin-top="0in" fo:margin-bottom="0in"/>
    </style:style>
    <style:style style:name="P136" style:family="paragraph" style:parent-style-name="Text_20_body" style:list-style-name="L127">
      <style:paragraph-properties fo:margin-top="0in" fo:margin-bottom="0in"/>
    </style:style>
    <style:style style:name="P137" style:family="paragraph" style:parent-style-name="Text_20_body" style:list-style-name="L128">
      <style:paragraph-properties fo:margin-top="0in" fo:margin-bottom="0in"/>
    </style:style>
    <style:style style:name="P138" style:family="paragraph" style:parent-style-name="Text_20_body" style:list-style-name="L129">
      <style:paragraph-properties fo:margin-top="0in" fo:margin-bottom="0in"/>
    </style:style>
    <style:style style:name="P139" style:family="paragraph" style:parent-style-name="Text_20_body" style:list-style-name="L130">
      <style:paragraph-properties fo:margin-top="0in" fo:margin-bottom="0in"/>
    </style:style>
    <style:style style:name="P140" style:family="paragraph" style:parent-style-name="Text_20_body" style:list-style-name="L131">
    </style:style>
    <style:style style:name="P141" style:family="paragraph" style:parent-style-name="Text_20_body" style:list-style-name="L132">
      <style:paragraph-properties fo:margin-top="0in" fo:margin-bottom="0in"/>
    </style:style>
    <style:style style:name="P142" style:family="paragraph" style:parent-style-name="Text_20_body" style:list-style-name="L133">
      <style:paragraph-properties fo:margin-top="0in" fo:margin-bottom="0in"/>
    </style:style>
    <style:style style:name="P143" style:family="paragraph" style:parent-style-name="Text_20_body" style:list-style-name="L134">
      <style:paragraph-properties fo:margin-top="0in" fo:margin-bottom="0in"/>
    </style:style>
    <style:style style:name="P144" style:family="paragraph" style:parent-style-name="Text_20_body" style:list-style-name="L135">
      <style:paragraph-properties fo:margin-top="0in" fo:margin-bottom="0in"/>
    </style:style>
    <style:style style:name="P145" style:family="paragraph" style:parent-style-name="Text_20_body" style:list-style-name="L136">
      <style:paragraph-properties fo:margin-top="0in" fo:margin-bottom="0in"/>
    </style:style>
    <style:style style:name="P146" style:family="paragraph" style:parent-style-name="Text_20_body" style:list-style-name="L137">
      <style:paragraph-properties fo:margin-top="0in" fo:margin-bottom="0in"/>
    </style:style>
    <style:style style:name="P147" style:family="paragraph" style:parent-style-name="Text_20_body" style:list-style-name="L138">
    </style:style>
    <style:style style:name="P148" style:family="paragraph" style:parent-style-name="Text_20_body" style:list-style-name="L139">
      <style:paragraph-properties fo:margin-top="0in" fo:margin-bottom="0in"/>
    </style:style>
    <style:style style:name="P149" style:family="paragraph" style:parent-style-name="Text_20_body" style:list-style-name="L140">
      <style:paragraph-properties fo:margin-top="0in" fo:margin-bottom="0in"/>
    </style:style>
    <style:style style:name="P150" style:family="paragraph" style:parent-style-name="Text_20_body" style:list-style-name="L141">
    </style:style>
    <style:style style:name="P151" style:family="paragraph" style:parent-style-name="Text_20_body" style:list-style-name="L142">
      <style:paragraph-properties fo:margin-top="0in" fo:margin-bottom="0in"/>
    </style:style>
    <style:style style:name="P152" style:family="paragraph" style:parent-style-name="Text_20_body" style:list-style-name="L143">
      <style:paragraph-properties fo:margin-top="0in" fo:margin-bottom="0in"/>
    </style:style>
    <style:style style:name="P153" style:family="paragraph" style:parent-style-name="Text_20_body" style:list-style-name="L144">
      <style:paragraph-properties fo:margin-top="0in" fo:margin-bottom="0in"/>
    </style:style>
    <style:style style:name="P154" style:family="paragraph" style:parent-style-name="Text_20_body" style:list-style-name="L145">
      <style:paragraph-properties fo:margin-top="0in" fo:margin-bottom="0in"/>
    </style:style>
    <style:style style:name="P155" style:family="paragraph" style:parent-style-name="Text_20_body" style:list-style-name="L146">
      <style:paragraph-properties fo:margin-top="0in" fo:margin-bottom="0in"/>
    </style:style>
    <style:style style:name="P156" style:family="paragraph" style:parent-style-name="Text_20_body" style:list-style-name="L147">
    </style:style>
    <style:style style:name="P157" style:family="paragraph" style:parent-style-name="Text_20_body" style:list-style-name="L148">
      <style:paragraph-properties fo:margin-top="0in" fo:margin-bottom="0in"/>
    </style:style>
    <style:style style:name="P158" style:family="paragraph" style:parent-style-name="Text_20_body" style:list-style-name="L149">
      <style:paragraph-properties fo:margin-top="0in" fo:margin-bottom="0in"/>
    </style:style>
    <style:style style:name="P159" style:family="paragraph" style:parent-style-name="Text_20_body" style:list-style-name="L150">
      <style:paragraph-properties fo:margin-top="0in" fo:margin-bottom="0in"/>
    </style:style>
    <style:style style:name="P160" style:family="paragraph" style:parent-style-name="Text_20_body" style:list-style-name="L151">
      <style:paragraph-properties fo:margin-top="0in" fo:margin-bottom="0in"/>
    </style:style>
    <style:style style:name="P161" style:family="paragraph" style:parent-style-name="Text_20_body" style:list-style-name="L152">
      <style:paragraph-properties fo:margin-top="0in" fo:margin-bottom="0in"/>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paragraph-properties fo:margin-top="0in" fo:margin-bottom="0in"/>
    </style:style>
    <style:style style:name="P170" style:family="paragraph" style:parent-style-name="Text_20_body" style:list-style-name="L161">
      <style:paragraph-properties fo:margin-top="0in" fo:margin-bottom="0in"/>
    </style:style>
  </office:automatic-styles>
  <office:body>
    <office:text>
      <text:p text:style-name="Title">SQL Server</text:p>
      <text:p text:style-name="Subtitle">Readme.rmd</text:p>
      <text:p text:style-name="Author">Sergio Pedro R Oliveira</text:p>
      <text:p text:style-name="Date">2022-06-20</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modulo-26-parte-1---comandos-básicos-constraints-e-descrição-de-tabelas"/>5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5.1 Comandos básicos<text:bookmark-end text:name="comandos-básicos"/></text:h>
      <text:list text:style-name="L39">
        <text:list-item>
          <text:p text:style-name="P39"><text:span text:style-name="T1">CREATE DATABASE</text:span><text:line-break/></text:p>
          <text:list text:style-name="L40">
            <text:list-item>
              <text:p text:style-name="P40">Criação de banco de dados.<text:line-break/></text:p>
            </text:list-item>
            <text:list-item>
              <text:p text:style-name="P40">Sintaxe:<text:line-break/><text:span text:style-name="T1">CRIATE DATABASE</text:span> <text:span text:style-name="T2">nome_database</text:span><text:line-break/><text:span text:style-name="T1">GO</text:span><text:line-break/></text:p>
            </text:list-item>
          </text:list>
        </text:list-item>
        <text:list-item>
          <text:p text:style-name="P39"><text:span text:style-name="T1">DROP DATABASE</text:span><text:line-break/></text:p>
          <text:list text:style-name="L41">
            <text:list-item>
              <text:p text:style-name="P41">Apaga um banco de dados e tudo esta contido dentro.<text:line-break/></text:p>
            </text:list-item>
            <text:list-item>
              <text:p text:style-name="P41">Sintaxe:<text:line-break/><text:span text:style-name="T1">DROP DATABASE</text:span> <text:span text:style-name="T2">nome_database</text:span><text:line-break/><text:span text:style-name="T1">GO</text:span><text:line-break/></text:p>
            </text:list-item>
          </text:list>
        </text:list-item>
        <text:list-item>
          <text:p text:style-name="P39"><text:span text:style-name="T1">USE</text:span><text:line-break/></text:p>
          <text:list text:style-name="L42">
            <text:list-item>
              <text:p text:style-name="P42">Conectando a um banco de dados.<text:line-break/></text:p>
            </text:list-item>
            <text:list-item>
              <text:p text:style-name="P42">Sintaxe:<text:line-break/><text:span text:style-name="T1">USE</text:span> <text:span text:style-name="T2">nome_database</text:span><text:line-break/><text:span text:style-name="T1">GO</text:span><text:line-break/></text:p>
            </text:list-item>
          </text:list>
        </text:list-item>
        <text:list-item>
          <text:p text:style-name="P39"><text:span text:style-name="T1">CREATE TABLE</text:span><text:line-break/></text:p>
          <text:list text:style-name="L43">
            <text:list-item>
              <text:p text:style-name="P43">Criação de banco de dados.<text:line-break/></text:p>
            </text:list-item>
            <text:list-item>
              <text:p text:style-name="P43">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39"><text:span text:style-name="T1">DROP TABLE</text:span><text:line-break/></text:p>
          <text:list text:style-name="L44">
            <text:list-item>
              <text:p text:style-name="P44">Apaga uma tabela.<text:line-break/></text:p>
            </text:list-item>
            <text:list-item>
              <text:p text:style-name="P44">Sintaxe:<text:line-break/><text:span text:style-name="T1">DROP TABLE</text:span> <text:span text:style-name="T2">nome_da_tabela</text:span><text:line-break/><text:span text:style-name="T1">GO</text:span><text:line-break/></text:p>
            </text:list-item>
          </text:list>
        </text:list-item>
        <text:list-item>
          <text:p text:style-name="P39"><text:span text:style-name="T1">ALTER TABLE</text:span><text:line-break/></text:p>
          <text:list text:style-name="L45">
            <text:list-item>
              <text:p text:style-name="P45">Adiciona regras (<text:span text:style-name="T1">CONSTRAINT</text:span>) a tabelas.<text:line-break/></text:p>
            </text:list-item>
            <text:list-item>
              <text:p text:style-name="P45">É uma boa prática o uso de <text:span text:style-name="T1">ALTER TABLE</text:span> para normalizar o nome salvo das regras no sistema. Facilita a pesquisa posteriormente.<text:line-break/></text:p>
            </text:list-item>
            <text:list-item>
              <text:p text:style-name="P45">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45">Observação: o <text:span text:style-name="T2">nome_regra</text:span> (nome da regra) é o nome que fica salvo no <text:span text:style-name="T1">dicionario de dados</text:span> (sistema).<text:line-break/></text:p>
            </text:list-item>
          </text:list>
        </text:list-item>
        <text:list-item>
          <text:p text:style-name="P39"><text:span text:style-name="T1">INSERT</text:span><text:line-break/></text:p>
          <text:list text:style-name="L46">
            <text:list-item>
              <text:p text:style-name="P46">Inserindo novos registros numa tabela.<text:line-break/></text:p>
            </text:list-item>
            <text:list-item>
              <text:p text:style-name="P46">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46">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46">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39"><text:span text:style-name="T1">DELETE</text:span><text:line-break/></text:p>
          <text:list text:style-name="L47">
            <text:list-item>
              <text:p text:style-name="P47">Apaga os registro de uma tabela.<text:line-break/></text:p>
            </text:list-item>
            <text:list-item>
              <text:p text:style-name="P47">Quando usado em conjunto com WHERE, apaga apenas os registros determinados por uma condição.<text:line-break/></text:p>
            </text:list-item>
            <text:list-item>
              <text:p text:style-name="P47">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39"><text:span text:style-name="T1">UPDATE</text:span><text:line-break/></text:p>
          <text:list text:style-name="L48">
            <text:list-item>
              <text:p text:style-name="P48">Altera os registros de uma tabela.<text:line-break/></text:p>
            </text:list-item>
            <text:list-item>
              <text:p text:style-name="P48">Quando usado em conjunto com WHERE, altera apenas determinados registros definidos por uma condição<text:line-break/></text:p>
            </text:list-item>
            <text:list-item>
              <text:p text:style-name="P48">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5.2 Regras/Restrições - <text:span text:style-name="T1">CONSTRAINTS</text:span><text:bookmark-end text:name="regrasrestrições---constraints"/></text:h>
      <text:list text:style-name="L49">
        <text:list-item>
          <text:p text:style-name="P49">Uma boa prática é criar as <text:span text:style-name="T1">CONSTRAINTS</text:span> por fora da tabela, para ter o controle dos nomes das <text:span text:style-name="T2">restrições</text:span> que ficaram salvas no dicionario de dados (sistema).<text:line-break/></text:p>
          <text:list text:style-name="L50">
            <text:list-item>
              <text:p text:style-name="P50">Normalmente com uso de <text:span text:style-name="T1">ALTER TABLE</text:span>.<text:line-break/></text:p>
            </text:list-item>
          </text:list>
        </text:list-item>
      </text:list>
      <text:h text:style-name="Heading_20_3" text:outline-level="3"><text:bookmark-start text:name="identity"/>5.2.1 <text:span text:style-name="T1">IDENTITY</text:span><text:bookmark-end text:name="identity"/></text:h>
      <text:list text:style-name="L51">
        <text:list-item>
          <text:p text:style-name="P51">Exerce a mesma função que <text:span text:style-name="T1">AUTO_INCREMENT</text:span> no <text:span text:style-name="T1">MySQL</text:span>, incrementar automaticamente a coluna determinada.<text:line-break/></text:p>
        </text:list-item>
        <text:list-item>
          <text:p text:style-name="P51">Trás de novo a opção de argumentos “<text:span text:style-name="T1">IDENTITY</text:span>(<text:span text:style-name="T2">1º_nº</text:span>,<text:span text:style-name="T2">2º_nº</text:span>)”:<text:line-break/></text:p>
          <text:list text:style-name="L52">
            <text:list-item>
              <text:p text:style-name="P52">O primeiro número é onde começa.<text:line-break/></text:p>
            </text:list-item>
            <text:list-item>
              <text:p text:style-name="P52">O segundo numero é quanto incrementa a cada vez.<text:line-break/></text:p>
            </text:list-item>
          </text:list>
        </text:list-item>
        <text:list-item>
          <text:p text:style-name="P51">É possivel suprimir os argumentos, onde “<text:span text:style-name="T1">IDENTITY</text:span> = <text:span text:style-name="T1">IDENTITY</text:span>(1,1)”.<text:line-break/></text:p>
        </text:list-item>
        <text:list-item>
          <text:p text:style-name="P51">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51">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51">Observação: A <text:span text:style-name="T2">coluna1</text:span> começa em 100 e recebe o incremento de 10 em 10 a cada novo dado.<text:line-break/></text:p>
        </text:list-item>
      </text:list>
      <text:p text:style-name="Pagebreak"/>
      <text:h text:style-name="Heading_20_3" text:outline-level="3"><text:bookmark-start text:name="constraints"/>5.2.2 <text:span text:style-name="T1">CONSTRAINTS</text:span><text:bookmark-end text:name="constraints"/></text:h>
      <text:list text:style-name="L53">
        <text:list-item>
          <text:p text:style-name="P53"><text:span text:style-name="T1">PRIMARY KEY</text:span> (<text:span text:style-name="T1">PK</text:span>)<text:line-break/></text:p>
          <text:list text:style-name="L54">
            <text:list-item>
              <text:p text:style-name="P54">Toda tabela necessita de pelo menos um campo que identifique todo registro como sendo único (é o que chamamos de “<text:span text:style-name="T2">Chave Primaria</text:span>” ou “<text:span text:style-name="T1">Primary Key</text:span>”).<text:line-break/></text:p>
            </text:list-item>
            <text:list-item>
              <text:p text:style-name="P54">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53"><text:span text:style-name="T1">FOREIGN KEY</text:span> (<text:span text:style-name="T1">FK</text:span>)<text:line-break/></text:p>
          <text:list text:style-name="L55">
            <text:list-item>
              <text:p text:style-name="P55">Cria uma relação entre duas tabelas, atraves de uma <text:span text:style-name="T2">chave estrangeira</text:span> na tabela.<text:line-break/></text:p>
            </text:list-item>
            <text:list-item>
              <text:p text:style-name="P55">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55">Observações:</text:p>
              <text:list text:style-name="L56">
                <text:list-item>
                  <text:p text:style-name="P56">A <text:span text:style-name="T2">tabela-recebe</text:span> é a tabela que vai receber a regra <text:span text:style-name="T1">FK</text:span>.<text:line-break/></text:p>
                </text:list-item>
                <text:list-item>
                  <text:p text:style-name="P56">A <text:span text:style-name="T2">coluna_FK</text:span> é a coluna especifica na tabela, que recebe a regra, que vai servir para fazer a ligação (relação).<text:line-break/></text:p>
                </text:list-item>
                <text:list-item>
                  <text:p text:style-name="P56">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53"><text:span text:style-name="T1">CHECK</text:span> (<text:span text:style-name="T1">CK</text:span>)<text:line-break/></text:p>
          <text:list text:style-name="L57">
            <text:list-item>
              <text:p text:style-name="P57">Verifica (checa) se determinada coluna os valores dos dados são iguais aos especificados em uma lista.<text:line-break/></text:p>
            </text:list-item>
            <text:list-item>
              <text:p text:style-name="P57">Um substituto no <text:span text:style-name="T1">SQL Server</text:span> ao <text:span text:style-name="T1">ENUM</text:span> no <text:span text:style-name="T1">MySQL</text:span>.<text:line-break/></text:p>
            </text:list-item>
            <text:list-item>
              <text:p text:style-name="P57">Pode ser usado tanto na criação de tabela (<text:span text:style-name="T1">CREATE TABLE</text:span>) quanto na alteração de tabelas (<text:span text:style-name="T1">ALTER TABLE</text:span>).<text:line-break/></text:p>
            </text:list-item>
            <text:list-item>
              <text:p text:style-name="P57">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53"><text:span text:style-name="T1">UNIQUE</text:span> (<text:span text:style-name="T1">UQ</text:span>)<text:line-break/></text:p>
          <text:list text:style-name="L58">
            <text:list-item>
              <text:p text:style-name="P58">A <text:span text:style-name="T2">restrição</text:span> <text:span text:style-name="T1">UNIQUE</text:span> garante que todos os valores em uma coluna sejam diferentes.<text:line-break/></text:p>
            </text:list-item>
            <text:list-item>
              <text:p text:style-name="P58">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5.3 Comandos de descrição tabelas - <text:span text:style-name="T1">SP_</text:span><text:bookmark-end text:name="comandos-de-descrição-tabelas---sp_"/></text:h>
      <text:list text:style-name="L59">
        <text:list-item>
          <text:p text:style-name="P59">No <text:span text:style-name="T1">SQL Server</text:span> a descriação de uma tabela é atraves de <text:span text:style-name="T1">PROCEDURES</text:span> (funções).<text:line-break/></text:p>
        </text:list-item>
        <text:list-item>
          <text:p text:style-name="P59"><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5.3.1 <text:span text:style-name="T1">SP_COLUMNS</text:span><text:bookmark-end text:name="sp_columns"/></text:h>
      <text:list text:style-name="L60">
        <text:list-item>
          <text:p text:style-name="P60"><text:span text:style-name="T1">SP_COLUMNS</text:span> é igual a <text:span text:style-name="T1">DESC</text:span>, no <text:span text:style-name="T1">MySQL</text:span>.<text:line-break/></text:p>
        </text:list-item>
        <text:list-item>
          <text:p text:style-name="P60">Faz uma descrição da tabela:<text:line-break/></text:p>
          <text:list text:style-name="L61">
            <text:list-item>
              <text:p text:style-name="P61">Nome das colunas<text:line-break/></text:p>
            </text:list-item>
            <text:list-item>
              <text:p text:style-name="P61"><text:span text:style-name="T2">Tipo</text:span> de cada coluna<text:line-break/></text:p>
            </text:list-item>
            <text:list-item>
              <text:p text:style-name="P61"><text:span text:style-name="T2">Regras</text:span> em cada coluna<text:line-break/></text:p>
            </text:list-item>
            <text:list-item>
              <text:p text:style-name="P61">…<text:line-break/></text:p>
            </text:list-item>
          </text:list>
        </text:list-item>
        <text:list-item>
          <text:p text:style-name="P60">Sintaxe:<text:line-break/><text:span text:style-name="T1">SP_COLUMNS</text:span> <text:span text:style-name="T2">nome_tabela</text:span><text:line-break/><text:span text:style-name="T1">GO</text:span><text:line-break/></text:p>
        </text:list-item>
      </text:list>
      <text:h text:style-name="Heading_20_3" text:outline-level="3"><text:bookmark-start text:name="sp_help"/>5.3.2 <text:span text:style-name="T1">SP_HELP</text:span><text:bookmark-end text:name="sp_help"/></text:h>
      <text:list text:style-name="L62">
        <text:list-item>
          <text:p text:style-name="P62"><text:span text:style-name="T1">SP_HELP</text:span> é igual ao <text:span text:style-name="T1">SHOW CREATE TABLE</text:span>, no <text:span text:style-name="T1">MySQL</text:span>.<text:line-break/></text:p>
        </text:list-item>
        <text:list-item>
          <text:p text:style-name="P62">Faz uma descrição mais detalha da tabela que <text:span text:style-name="T1">SP_COLUMNS</text:span>:<text:line-break/></text:p>
          <text:list text:style-name="L63">
            <text:list-item>
              <text:p text:style-name="P63">Quem criou a tabela.<text:line-break/></text:p>
            </text:list-item>
            <text:list-item>
              <text:p text:style-name="P63">Permissões.<text:line-break/></text:p>
            </text:list-item>
            <text:list-item>
              <text:p text:style-name="P63">Datas importantes (criação e modificação).<text:line-break/></text:p>
            </text:list-item>
            <text:list-item>
              <text:p text:style-name="P63">…<text:line-break/></text:p>
            </text:list-item>
          </text:list>
        </text:list-item>
        <text:list-item>
          <text:p text:style-name="P62">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6 Modulo 26 PARTE 2 - Funções, Projeções, Seleções e Junções<text:bookmark-end text:name="modulo-26-parte-2---funções-projeções-seleções-e-junções"/></text:h>
      <text:h text:style-name="Heading_20_2" text:outline-level="2"><text:bookmark-start text:name="funções"/>6.1 Funções<text:bookmark-end text:name="funções"/></text:h>
      <text:h text:style-name="Heading_20_3" text:outline-level="3"><text:bookmark-start text:name="funções-usuais"/>6.1.1 Funções usuais<text:bookmark-end text:name="funções-usuais"/></text:h>
      <text:list text:style-name="L64">
        <text:list-item>
          <text:p text:style-name="P64"><text:span text:style-name="T1">ISNULL</text:span>()<text:line-break/></text:p>
          <text:list text:style-name="L65">
            <text:list-item>
              <text:p text:style-name="P65">Trata os valores <text:span text:style-name="T1">nulos</text:span>, na coluna especificada, na consulta.<text:line-break/></text:p>
            </text:list-item>
            <text:list-item>
              <text:p text:style-name="P65">Equivalente do <text:span text:style-name="T1">IFNULL</text:span>() do <text:span text:style-name="T1">MySQL</text:span>.<text:line-break/></text:p>
            </text:list-item>
            <text:list-item>
              <text:p text:style-name="P65">Dentro do <text:span text:style-name="T1">ISNULL</text:span>(), os argumentos são: </text:p>
              <text:list text:style-name="L66">
                <text:list-item>
                  <text:p text:style-name="P66"><text:span text:style-name="T2">Nome da coluna</text:span> a ser avaliada.<text:line-break/></text:p>
                </text:list-item>
                <text:list-item>
                  <text:p text:style-name="P66"><text:span text:style-name="T2">Texto</text:span> se o valor for <text:span text:style-name="T1">nulo</text:span>.<text:line-break/></text:p>
                </text:list-item>
              </text:list>
            </text:list-item>
            <text:list-item>
              <text:p text:style-name="P65">Dentro do <text:span text:style-name="T1">ISNULL</text:span>() usar aspas simples (’’).<text:line-break/></text:p>
            </text:list-item>
            <text:list-item>
              <text:p text:style-name="P65">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64"><text:span text:style-name="T1">PRINT</text:span> ‘<text:span text:style-name="T2">mensagem</text:span>’<text:line-break/></text:p>
          <text:list text:style-name="L67">
            <text:list-item>
              <text:p text:style-name="P67">Imprime na tela uma mensagem, colocado entre aspas simples (’’).<text:line-break/></text:p>
            </text:list-item>
            <text:list-item>
              <text:p text:style-name="P67">Pode ser usado dentro de <text:span text:style-name="T1">TRIGGERS</text:span> e <text:span text:style-name="T1">PROCEDURES</text:span> para passar alguma informação importante ao usuário.<text:line-break/></text:p>
            </text:list-item>
            <text:list-item>
              <text:p text:style-name="P67">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6.1.2 Funções de auditoria<text:bookmark-end text:name="funções-de-auditoria"/></text:h>
      <text:list text:style-name="L68">
        <text:list-item>
          <text:p text:style-name="P68"><text:span text:style-name="T1">SUSER_NAME</text:span>()<text:line-break/></text:p>
          <text:list text:style-name="L69">
            <text:list-item>
              <text:p text:style-name="P69">Função que retorna o usuario logado no banco de dados no momento.<text:line-break/></text:p>
            </text:list-item>
            <text:list-item>
              <text:p text:style-name="P69">Útil para usar dentro de <text:span text:style-name="T1">TRIGGERS</text:span> para salvar o usuario reponsavel por alguma alteração numa tabela (audutoria).<text:line-break/></text:p>
            </text:list-item>
            <text:list-item>
              <text:p text:style-name="P69">Sintaxe:<text:line-break/><text:span text:style-name="T1">SELECT</text:span> <text:span text:style-name="T1">SUSER_NAME</text:span>()<text:line-break/><text:span text:style-name="T1">GO</text:span><text:line-break/></text:p>
            </text:list-item>
          </text:list>
        </text:list-item>
        <text:list-item>
          <text:p text:style-name="P68"><text:span text:style-name="T1">GETDATE</text:span>()<text:line-break/></text:p>
          <text:list text:style-name="L70">
            <text:list-item>
              <text:p text:style-name="P70">Pega a data no sistema (data e horário).<text:line-break/></text:p>
            </text:list-item>
            <text:list-item>
              <text:p text:style-name="P70">Util para usar dentro de <text:span text:style-name="T1">TRIGGERS</text:span> para salvar a data e horario de alguma alteração numa tabela (auditoria).<text:line-break/></text:p>
            </text:list-item>
            <text:list-item>
              <text:p text:style-name="P70">Formato:<text:line-break/>“aaaa-mm-dd hh:mm:ss.mmm”<text:line-break/></text:p>
            </text:list-item>
            <text:list-item>
              <text:p text:style-name="P70">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6.1.3 Funções de datas<text:bookmark-end text:name="funções-de-datas"/></text:h>
      <text:list text:style-name="L71">
        <text:list-item>
          <text:p text:style-name="P71"><text:span text:style-name="T1">GETDATE</text:span>()<text:line-break/></text:p>
          <text:list text:style-name="L72">
            <text:list-item>
              <text:p text:style-name="P72">Pega a data no sistema (data e horário).<text:line-break/></text:p>
            </text:list-item>
            <text:list-item>
              <text:p text:style-name="P72">Formato:<text:line-break/>“aaaa-mm-dd hh:mm:ss.mmm”<text:line-break/></text:p>
            </text:list-item>
          </text:list>
        </text:list-item>
        <text:list-item>
          <text:p text:style-name="P71"><text:span text:style-name="T1">DATEDIFF</text:span>()<text:line-break/></text:p>
          <text:list text:style-name="L73">
            <text:list-item>
              <text:p text:style-name="P73">Calcula a diferença entre duas datas.<text:line-break/></text:p>
              <text:list text:style-name="L74">
                <text:list-item>
                  <text:p text:style-name="P74">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74">Sintaxe:<text:line-break/><text:span text:style-name="T1">DATEDIFF</text:span>(<text:span text:style-name="T2">intervalo</text:span>, <text:span text:style-name="T2">data_inicio</text:span>, <text:span text:style-name="T2">data_termino</text:span>)<text:line-break/></text:p>
                  <text:list text:style-name="L75">
                    <text:list-item>
                      <text:p text:style-name="P7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73">Outras funções podem se usadas em conjunto, como parametros, para ajudar a fazer os cálculos.<text:line-break/></text:p>
              <text:list text:style-name="L76">
                <text:list-item>
                  <text:p text:style-name="P76">Comummente usada em conjunto com <text:span text:style-name="T1">GETDATE</text:span>() para cálcular idade.<text:line-break/></text:p>
                </text:list-item>
                <text:list-item>
                  <text:p text:style-name="P76">Sintaxe:<text:line-break/><text:span text:style-name="T1">DATEDIFF</text:span>(<text:span text:style-name="T2">intevalo</text:span>,<text:span text:style-name="T2">data_inicio</text:span>, <text:span text:style-name="T1">GETDATE</text:span>())<text:line-break/></text:p>
                  <text:list text:style-name="L77">
                    <text:list-item>
                      <text:p text:style-name="P77">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71"><text:span text:style-name="T1">DATENAME</text:span>()<text:line-break/></text:p>
          <text:list text:style-name="L78">
            <text:list-item>
              <text:p text:style-name="P78">Retorna o nome da parte da data em questão. (ex.: nome do mês)<text:line-break/></text:p>
            </text:list-item>
            <text:list-item>
              <text:p text:style-name="P78">Retorna uma <text:span text:style-name="T2">string</text:span>.<text:line-break/></text:p>
            </text:list-item>
            <text:list-item>
              <text:p text:style-name="P78">Sintaxe:<text:line-break/><text:span text:style-name="T1">DATENAME</text:span>(<text:span text:style-name="T2">intervalo</text:span>, <text:span text:style-name="T2">data</text:span>)<text:line-break/></text:p>
              <text:list text:style-name="L79">
                <text:list-item>
                  <text:p text:style-name="P79"><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71"><text:span text:style-name="T1">DATEPART</text:span>()<text:line-break/></text:p>
          <text:list text:style-name="L80">
            <text:list-item>
              <text:p text:style-name="P80">Função parecida com <text:span text:style-name="T1">DATENAME</text:span>(), porem retorna um inteiro (<text:span text:style-name="T2">INT</text:span>).<text:line-break/></text:p>
            </text:list-item>
            <text:list-item>
              <text:p text:style-name="P80">Retorna uma parte da data.<text:line-break/></text:p>
            </text:list-item>
            <text:list-item>
              <text:p text:style-name="P80">Sintaxe:<text:line-break/><text:span text:style-name="T1">DATEPART</text:span>(<text:span text:style-name="T2">intervalo</text:span>, <text:span text:style-name="T2">data</text:span>)<text:line-break/></text:p>
              <text:list text:style-name="L81">
                <text:list-item>
                  <text:p text:style-name="P8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71"><text:span text:style-name="T1">DATEADD</text:span>()<text:line-break/></text:p>
          <text:list text:style-name="L82">
            <text:list-item>
              <text:p text:style-name="P82">Retorna uma data somada a outra data.<text:line-break/></text:p>
            </text:list-item>
            <text:list-item>
              <text:p text:style-name="P82">Sintaxe:<text:line-break/><text:span text:style-name="T1">DATEADD</text:span> (<text:span text:style-name="T2">intervalo</text:span>, <text:span text:style-name="T2">incremento_INT</text:span>, <text:span text:style-name="T2">data</text:span>)<text:line-break/></text:p>
              <text:list text:style-name="L83">
                <text:list-item>
                  <text:p text:style-name="P83"><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83"><text:span text:style-name="T2">incremento_INT</text:span>, com base no parametro informado pelo <text:span text:style-name="T2">intervalo</text:span>, quanto deve ser somado (valor <text:span text:style-name="T2">INT</text:span>).<text:line-break/></text:p>
                </text:list-item>
                <text:list-item>
                  <text:p text:style-name="P83"><text:span text:style-name="T2">data</text:span>, data a ser incrementada.<text:line-break/></text:p>
                </text:list-item>
              </text:list>
            </text:list-item>
          </text:list>
        </text:list-item>
        <text:list-item>
          <text:p text:style-name="P71"><text:span text:style-name="T1">DAY</text:span>()<text:line-break/></text:p>
          <text:list text:style-name="L84">
            <text:list-item>
              <text:p text:style-name="P84">Recebe como argumento uma data, formato do sistema.<text:line-break/></text:p>
            </text:list-item>
            <text:list-item>
              <text:p text:style-name="P84">Retorna o dia (<text:span text:style-name="T1">DAY</text:span>) contido na data.<text:line-break/></text:p>
            </text:list-item>
            <text:list-item>
              <text:p text:style-name="P84">Sintaxe:<text:line-break/><text:span text:style-name="T1">DAY</text:span>(<text:span text:style-name="T2">data</text:span>)<text:line-break/></text:p>
            </text:list-item>
          </text:list>
        </text:list-item>
        <text:list-item>
          <text:p text:style-name="P71"><text:span text:style-name="T1">MONTH</text:span>()<text:line-break/></text:p>
          <text:list text:style-name="L85">
            <text:list-item>
              <text:p text:style-name="P85">Recebe como argumento uma data, formato do sistema.<text:line-break/></text:p>
            </text:list-item>
            <text:list-item>
              <text:p text:style-name="P85">Retorna o mês (<text:span text:style-name="T1">MONTH</text:span>) contido na data.<text:line-break/></text:p>
            </text:list-item>
            <text:list-item>
              <text:p text:style-name="P85">Sintaxe:<text:line-break/><text:span text:style-name="T1">MONTH</text:span>(<text:span text:style-name="T2">data</text:span>)<text:line-break/></text:p>
            </text:list-item>
          </text:list>
        </text:list-item>
        <text:list-item>
          <text:p text:style-name="P71"><text:span text:style-name="T1">YEAR</text:span>()<text:line-break/></text:p>
          <text:list text:style-name="L86">
            <text:list-item>
              <text:p text:style-name="P86">Recebe como argumento uma data, formato do sistema.<text:line-break/></text:p>
            </text:list-item>
            <text:list-item>
              <text:p text:style-name="P86">Retorna o ano (<text:span text:style-name="T1">YEAR</text:span>) contido na data.<text:line-break/></text:p>
            </text:list-item>
            <text:list-item>
              <text:p text:style-name="P86">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6.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6.2.1 PROJEÇÃO<text:bookmark-end text:name="projeção"/></text:h>
      <text:list text:style-name="L87">
        <text:list-item>
          <text:p text:style-name="P87">O primeiro passo de uma consulta é montar o que quer ver na tela - <text:span text:style-name="T1">SELECT</text:span>.<text:line-break/></text:p>
        </text:list-item>
        <text:list-item>
          <text:p text:style-name="P87">É tudo que você quer ver na tela.<text:line-break/></text:p>
        </text:list-item>
        <text:list-item>
          <text:p text:style-name="P87">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87">É possivel mostrar mais de uma consulta ao mesmo tempo.<text:line-break/></text:p>
          <text:list text:style-name="L88">
            <text:list-item>
              <text:p text:style-name="P88">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6.2.2 SELEÇÃO<text:bookmark-end text:name="seleção"/></text:h>
      <text:list text:style-name="L89">
        <text:list-item>
          <text:p text:style-name="P89">O segundo passo de uma consulta é a seleção dos dados de uma consulta - <text:span text:style-name="T1">WHERE</text:span>.<text:line-break/></text:p>
        </text:list-item>
        <text:list-item>
          <text:p text:style-name="P89">É filtrar.<text:line-break/></text:p>
        </text:list-item>
        <text:list-item>
          <text:p text:style-name="P89">Trazer um subconjunto do conjunto total de registros de uma tabela.<text:line-break/></text:p>
        </text:list-item>
        <text:list-item>
          <text:p text:style-name="P89">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6.2.3 JUNÇÃO<text:bookmark-end text:name="junção"/></text:h>
      <text:h text:style-name="Heading_20_4" text:outline-level="4"><text:bookmark-start text:name="junção-forma-errada---gambiarra"/>6.2.3.1 Junção forma errada - gambiarra<text:bookmark-end text:name="junção-forma-errada---gambiarra"/></text:h>
      <text:list text:style-name="L90">
        <text:list-item>
          <text:p text:style-name="P90">Usa seleção como uma forma de juntar tabelas.<text:line-break/></text:p>
        </text:list-item>
        <text:list-item>
          <text:p text:style-name="P90">Como conseguencia:<text:line-break/></text:p>
          <text:list text:style-name="L91">
            <text:list-item>
              <text:p text:style-name="P91">Uso de operadores lógicos para mais criterios de seleção - <text:span text:style-name="T1">WHERE</text:span>.<text:line-break/></text:p>
            </text:list-item>
            <text:list-item>
              <text:p text:style-name="P91">Ineficiencia na pesquisa, maior custo computacional.<text:line-break/></text:p>
            </text:list-item>
          </text:list>
        </text:list-item>
        <text:list-item>
          <text:p text:style-name="P90">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6.2.3.2 Junção forma certa - <text:span text:style-name="T1">JOIN</text:span><text:bookmark-end text:name="junção-forma-certa---join"/></text:h>
      <text:list text:style-name="L92">
        <text:list-item>
          <text:p text:style-name="P92">Junção <text:span text:style-name="T1">JOIN</text:span>, junta duas ou mais tabelas apartir das colunas de <text:span text:style-name="T2">chaves primarias</text:span> e <text:span text:style-name="T2">chaves estrangeiras</text:span>.<text:line-break/></text:p>
        </text:list-item>
        <text:list-item>
          <text:p text:style-name="P92">Admite seleção - <text:span text:style-name="T1">WHERE</text:span> - sem maiores custos computacionais.<text:line-break/></text:p>
        </text:list-item>
      </text:list>
      <text:list text:style-name="L93">
        <text:list-item>
          <text:p text:style-name="P93"><text:span text:style-name="T1">INNER</text:span><text:line-break/></text:p>
        </text:list-item>
      </text:list>
      <text:list text:style-name="L94">
        <text:list-item>
          <text:p text:style-name="P94">Exclui os registros sem par (orfans) na outra tabela - <text:span text:style-name="T1">INNER</text:span>.<text:line-break/></text:p>
        </text:list-item>
        <text:list-item>
          <text:p text:style-name="P94">Consulta com duas tabelas.<text:line-break/></text:p>
          <text:list text:style-name="L95">
            <text:list-item>
              <text:p text:style-name="P9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96">
        <text:list-item>
          <text:p text:style-name="P96"><text:span text:style-name="T1">LEFT</text:span><text:line-break/></text:p>
        </text:list-item>
      </text:list>
      <text:list text:style-name="L97">
        <text:list-item>
          <text:p text:style-name="P97">Mostra ate os registros sem par (nulos) - <text:span text:style-name="T1">LEFT</text:span>.<text:line-break/></text:p>
          <text:list text:style-name="L98">
            <text:list-item>
              <text:p text:style-name="P98">Comum usar a função <text:span text:style-name="T2">ISNULL</text:span>() para tratar os valores nulos.<text:line-break/></text:p>
            </text:list-item>
          </text:list>
        </text:list-item>
        <text:list-item>
          <text:p text:style-name="P97">Consulta com duas tabelas.<text:line-break/></text:p>
          <text:list text:style-name="L99">
            <text:list-item>
              <text:p text:style-name="P99">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6.2.3.3 Cláusulas ambíguas e Ponteiramento<text:bookmark-end text:name="cláusulas-ambíguas-e-ponteiramento"/></text:h>
      <text:list text:style-name="L100">
        <text:list-item>
          <text:p text:style-name="P100">Consulta com mais de duas tabelas.<text:line-break/></text:p>
          <text:list text:style-name="L101">
            <text:list-item>
              <text:p text:style-name="P101">Pode apresentar colunas/campos com o mesmo nome, de tabelas diferentes. Caso comum das <text:span text:style-name="T2">chaves estrangeiras</text:span> (<text:span text:style-name="T1">FK</text:span>).<text:line-break/></text:p>
            </text:list-item>
            <text:list-item>
              <text:p text:style-name="P101">Indicar de onde vem cada coluna atraves de “<text:span text:style-name="T2">nome_da_tabela</text:span>.<text:span text:style-name="T2">nome_da_coluna</text:span>”.<text:line-break/></text:p>
            </text:list-item>
            <text:list-item>
              <text:p text:style-name="P101">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00">Ponteiramento (alias para tabelas)<text:line-break/></text:p>
          <text:list text:style-name="L102">
            <text:list-item>
              <text:p text:style-name="P102">Melhora a performance da consulta.<text:line-break/></text:p>
            </text:list-item>
            <text:list-item>
              <text:p text:style-name="P102">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7 Modulo 26 PARTE 3 - Conversão de tipo de dados<text:bookmark-end text:name="modulo-26-parte-3---conversão-de-tipo-de-dados"/></text:h>
      <text:h text:style-name="Heading_20_2" text:outline-level="2"><text:bookmark-start text:name="conversão-de-dados-automatica-pelo-sistema"/>7.1 Conversão de dados automatica pelo sistema<text:bookmark-end text:name="conversão-de-dados-automatica-pelo-sistema"/></text:h>
      <text:list text:style-name="L103">
        <text:list-item>
          <text:p text:style-name="P103">Conversões de <text:span text:style-name="T2">TIPO</text:span> que o <text:span text:style-name="T1">SQL Serve</text:span> faz automaticamente pelo sistema.<text:line-break/></text:p>
        </text:list-item>
        <text:list-item>
          <text:p text:style-name="P103">Existe um direcionamento em que o sistema costuma forçar de <text:span text:style-name="T1">STRING</text:span> para <text:span text:style-name="T1">INT</text:span>, nunca o contrario de maneira automatica.<text:line-break/></text:p>
        </text:list-item>
        <text:list-item>
          <text:p text:style-name="P103">O simbolo ‘+’, alem de operador matemático, funciona como concatenador.<text:line-break/></text:p>
          <text:list text:style-name="L104">
            <text:list-item>
              <text:p text:style-name="P104">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7.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05">
        <text:list-item>
          <text:p text:style-name="P105"><text:span text:style-name="T2">Conversão implicita</text:span>.<text:line-break/></text:p>
          <text:list text:style-name="L106">
            <text:list-item>
              <text:p text:style-name="P106">São conversões automaticas pelo sistema.<text:line-break/></text:p>
            </text:list-item>
          </text:list>
        </text:list-item>
        <text:list-item>
          <text:p text:style-name="P105"><text:span text:style-name="T2">Conversão explicita</text:span>.<text:line-break/></text:p>
          <text:list text:style-name="L107">
            <text:list-item>
              <text:p text:style-name="P107">São conversões por meio de funções. (Ex.: <text:span text:style-name="T1">CAST</text:span>())<text:line-break/></text:p>
            </text:list-item>
          </text:list>
        </text:list-item>
      </text:list>
      <text:p text:style-name="Pagebreak"/>
      <text:h text:style-name="Heading_20_2" text:outline-level="2"><text:bookmark-start text:name="funções-de-conversão"/>7.3 Funções de conversão<text:bookmark-end text:name="funções-de-conversão"/></text:h>
      <text:list text:style-name="L108">
        <text:list-item>
          <text:p text:style-name="P108"><text:span text:style-name="T1">CAST</text:span>()<text:line-break/></text:p>
          <text:list text:style-name="L109">
            <text:list-item>
              <text:p text:style-name="P109">A função <text:span text:style-name="T1">CAST</text:span>() converte um valor (de qualquer tipo) em um tipo de dados especificado.<text:line-break/></text:p>
            </text:list-item>
            <text:list-item>
              <text:p text:style-name="P109">O tipo de dados para converter a expressão. Pode ser um dos seguintes:<text:line-break/></text:p>
              <text:list text:style-name="L110">
                <text:list-item>
                  <text:p text:style-name="P110"><text:span text:style-name="T1">BIGINT</text:span><text:line-break/></text:p>
                </text:list-item>
                <text:list-item>
                  <text:p text:style-name="P110"><text:span text:style-name="T1">INT</text:span><text:line-break/></text:p>
                </text:list-item>
                <text:list-item>
                  <text:p text:style-name="P110"><text:span text:style-name="T1">SMALLINT</text:span><text:line-break/></text:p>
                </text:list-item>
                <text:list-item>
                  <text:p text:style-name="P110"><text:span text:style-name="T1">TINYINT</text:span> </text:p>
                </text:list-item>
                <text:list-item>
                  <text:p text:style-name="P110"><text:span text:style-name="T1">BIT</text:span><text:line-break/></text:p>
                </text:list-item>
                <text:list-item>
                  <text:p text:style-name="P110"><text:span text:style-name="T1">DECIMAL</text:span> </text:p>
                </text:list-item>
                <text:list-item>
                  <text:p text:style-name="P110"><text:span text:style-name="T1">NUMERIC</text:span><text:line-break/></text:p>
                </text:list-item>
                <text:list-item>
                  <text:p text:style-name="P110"><text:span text:style-name="T1">MONEY</text:span><text:line-break/></text:p>
                </text:list-item>
                <text:list-item>
                  <text:p text:style-name="P110"><text:span text:style-name="T1">SMALLMONEY</text:span> </text:p>
                </text:list-item>
                <text:list-item>
                  <text:p text:style-name="P110"><text:span text:style-name="T1">FLOAT</text:span><text:line-break/></text:p>
                </text:list-item>
                <text:list-item>
                  <text:p text:style-name="P110"><text:span text:style-name="T1">REAL</text:span><text:line-break/></text:p>
                </text:list-item>
                <text:list-item>
                  <text:p text:style-name="P110"><text:span text:style-name="T1">DATETIME</text:span><text:line-break/></text:p>
                </text:list-item>
                <text:list-item>
                  <text:p text:style-name="P110"><text:span text:style-name="T1">SMALLDATETIME</text:span> </text:p>
                </text:list-item>
                <text:list-item>
                  <text:p text:style-name="P110"><text:span text:style-name="T1">CHAR</text:span><text:line-break/></text:p>
                </text:list-item>
                <text:list-item>
                  <text:p text:style-name="P110"><text:span text:style-name="T1">VARCHAR</text:span> </text:p>
                </text:list-item>
                <text:list-item>
                  <text:p text:style-name="P110"><text:span text:style-name="T1">TEXT</text:span><text:line-break/></text:p>
                </text:list-item>
                <text:list-item>
                  <text:p text:style-name="P110"><text:span text:style-name="T1">NCHAR</text:span><text:line-break/></text:p>
                </text:list-item>
                <text:list-item>
                  <text:p text:style-name="P110"><text:span text:style-name="T1">NVARCHAR</text:span> </text:p>
                </text:list-item>
                <text:list-item>
                  <text:p text:style-name="P110"><text:span text:style-name="T1">NTEXT</text:span><text:line-break/></text:p>
                </text:list-item>
                <text:list-item>
                  <text:p text:style-name="P110"><text:span text:style-name="T1">BINARY</text:span><text:line-break/></text:p>
                </text:list-item>
                <text:list-item>
                  <text:p text:style-name="P110"><text:span text:style-name="T1">VARBINARY</text:span> </text:p>
                </text:list-item>
                <text:list-item>
                  <text:p text:style-name="P110"><text:span text:style-name="T1">IMAGE</text:span><text:line-break/></text:p>
                </text:list-item>
              </text:list>
            </text:list-item>
            <text:list-item>
              <text:p text:style-name="P109"><text:span text:style-name="T2">Expressões</text:span> do tipo <text:span text:style-name="T1">STRING</text:span> devem entrar entre aspas simples (’’).<text:line-break/></text:p>
            </text:list-item>
            <text:list-item>
              <text:p text:style-name="P109">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08"><text:span text:style-name="T1">CHARINDEX</text:span>()<text:line-break/></text:p>
          <text:list text:style-name="L111">
            <text:list-item>
              <text:p text:style-name="P111">Retorna um numero inteiro de acordo com a posição de determinada caracter num <text:span text:style-name="T1">VARCHAR</text:span>.<text:line-break/></text:p>
              <text:list text:style-name="L112">
                <text:list-item>
                  <text:p text:style-name="P112">As posições no VARCHAR começam a ser contadas a partir da posição 1.<text:line-break/></text:p>
                </text:list-item>
                <text:list-item>
                  <text:p text:style-name="P112">O retorno 0, é caso não tenha achado nenhum caracter procurado.<text:line-break/></text:p>
                </text:list-item>
              </text:list>
            </text:list-item>
            <text:list-item>
              <text:p text:style-name="P111">Os argumento do CHARINDEX(<text:span text:style-name="T2">o que procurar?</text:span>, <text:span text:style-name="T2">onde procurar?</text:span>, <text:span text:style-name="T2">a partir de tal posição?</text:span>)<text:line-break/></text:p>
              <text:list text:style-name="L113">
                <text:list-item>
                  <text:p text:style-name="P113"><text:span text:style-name="T2">O que procurar?</text:span><text:line-break/>O caracter que deve ser encontrado.<text:line-break/></text:p>
                </text:list-item>
                <text:list-item>
                  <text:p text:style-name="P113"><text:span text:style-name="T2">onde procurar?</text:span><text:line-break/>O <text:span text:style-name="T1">VARCHAR</text:span> que deve ser percorrido procurando o caracter.<text:line-break/></text:p>
                </text:list-item>
                <text:list-item>
                  <text:p text:style-name="P113"><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11">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8 Modulo 26 PARTE 4 - Importação de arquivo de dados<text:bookmark-end text:name="modulo-26-parte-4---importação-de-arquivo-de-dados"/></text:h>
      <text:h text:style-name="Heading_20_2" text:outline-level="2"><text:bookmark-start text:name="aspacetos-importantes-da-importação-de-arquivos"/>8.1 Aspacetos importantes da importação de Arquivos<text:bookmark-end text:name="aspacetos-importantes-da-importação-de-arquivos"/></text:h>
      <text:list text:style-name="L114">
        <text:list-item>
          <text:p text:style-name="P114">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15">
            <text:list-item>
              <text:p text:style-name="P115">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14">Outro aspecto importante é como esta organizado os dados no arquivo importados.<text:line-break/></text:p>
          <text:list text:style-name="L116">
            <text:list-item>
              <text:p text:style-name="P116">A organização dos dados, no arquivo, interfere diretamente no processo de importação do arquivo.<text:line-break/></text:p>
            </text:list-item>
            <text:list-item>
              <text:p text:style-name="P116">Partes em branco, dentro do arquivo, provavelmente resultarão em registros <text:span text:style-name="T2">nulos</text:span> (<text:span text:style-name="T1">NULL</text:span>), quando não em erro.<text:line-break/></text:p>
            </text:list-item>
            <text:list-item>
              <text:p text:style-name="P116">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17">## <text:s text:c="2"/>Nome_na_ASC <text:s text:c="15"/>Descricao Representacao_em_C</text:p>
      <text:p text:style-name="P118">## 1 <text:s text:c="8"/>nul <text:s text:c="5"/>null byte/byte nulo <text:s text:c="14"/>\\0*</text:p>
      <text:p text:style-name="P119">## 2 <text:s text:c="8"/>bel <text:s text:c="4"/>bell character/apito <text:s text:c="16"/>\a</text:p>
      <text:p text:style-name="P120">## 3 <text:s text:c="9"/>bs <text:s text:c="15"/>backspace <text:s text:c="16"/>\b</text:p>
      <text:p text:style-name="P121">## 4 <text:s text:c="9"/>ht horizontal tab/tabulação <text:s text:c="16"/>\t</text:p>
      <text:p text:style-name="P122">## 5 <text:s text:c="9"/>np <text:s text:c="2"/>formfeed/fim da pagina <text:s text:c="16"/>\f</text:p>
      <text:p text:style-name="P123">## 6 <text:s text:c="9"/>nl <text:s text:c="6"/>newline/nova linha <text:s text:c="16"/>\n</text:p>
      <text:p text:style-name="P124">## 7 <text:s text:c="9"/>cr <text:s text:c="9"/>carriage return <text:s text:c="16"/>\r</text:p>
      <text:p text:style-name="P125">##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8.2 Função de importação de arquivos <text:span text:style-name="T1">BULK INSERT</text:span><text:bookmark-end text:name="função-de-importação-de-arquivos-bulk-insert"/></text:h>
      <text:list text:style-name="L117">
        <text:list-item>
          <text:p text:style-name="P126">A função <text:span text:style-name="T1">BULK INSERT</text:span> serve para importação dos dados, de um arquivo qualquer, para dentro do <text:span text:style-name="T1">SQL Server</text:span>.<text:line-break/></text:p>
        </text:list-item>
        <text:list-item>
          <text:p text:style-name="P126">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26">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26">Argumentos do <text:span text:style-name="T1">BULK INSERT</text:span>:<text:line-break/></text:p>
          <text:list text:style-name="L118">
            <text:list-item>
              <text:p text:style-name="P127"><text:span text:style-name="T2">tabela_importação</text:span><text:line-break/>A tabela a qual os dados importatos serão direcionados.<text:line-break/></text:p>
            </text:list-item>
            <text:list-item>
              <text:p text:style-name="P127"><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26">Argumentos do <text:span text:style-name="T1">WITH</text:span>:<text:line-break/></text:p>
          <text:list text:style-name="L119">
            <text:list-item>
              <text:p text:style-name="P128"><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28"><text:span text:style-name="T1">DATAFILETYPE</text:span><text:line-break/>Tipo do arquivo do arquivo (dados).<text:line-break/></text:p>
            </text:list-item>
            <text:list-item>
              <text:p text:style-name="P128"><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28"><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9 Modulo 26 PARTE 5 - Técnica de “flag-ar” coluna (<text:span text:style-name="T1">SELECT</text:span>)<text:bookmark-end text:name="modulo-26-parte-5---técnica-de-flag-ar-coluna-select"/></text:h>
      <text:list text:style-name="L120">
        <text:list-item>
          <text:p text:style-name="P129">Técnica usada para criar, numa consulta (<text:span text:style-name="T1">SELECT</text:span>), uma espécie de tabela verdade com os resultados possiveis de uma coluna.<text:line-break/></text:p>
        </text:list-item>
        <text:list-item>
          <text:p text:style-name="P129">Essa técnica se baseia no uso da função <text:span text:style-name="T1">CHARINDEX</text:span>() para achar determinados resultados e a partir dele criar novas colunas, na consulta (<text:span text:style-name="T1">SELECT</text:span>).<text:line-break/></text:p>
        </text:list-item>
        <text:list-item>
          <text:p text:style-name="P129">Sendo cada nova coluna, um dos resultados possiveis.<text:line-break/></text:p>
        </text:list-item>
        <text:list-item>
          <text:p text:style-name="P129">E os resultados são valores de “0” ou “1”, em cada coluna nova.<text:line-break/></text:p>
          <text:list text:style-name="L121">
            <text:list-item>
              <text:p text:style-name="P130">Resultado “0”, na nova coluna, significa que a consulta daque dado, no registro correspondente, não corresponde aquele resultado.<text:line-break/></text:p>
            </text:list-item>
            <text:list-item>
              <text:p text:style-name="P130">Resultado “1”, na nova coluna, significa que a consulta daque dado, no registro correspondente, corresponde aquele resultado.<text:line-break/></text:p>
            </text:list-item>
          </text:list>
        </text:list-item>
        <text:list-item>
          <text:p text:style-name="P129">Outra possibilidade de continuação da técnica é a partir dessas novas colunas, criar um multiplicador para interagir com os dados e transformar ele.<text:line-break/></text:p>
        </text:list-item>
        <text:list-item>
          <text:p text:style-name="P129">Sintaxe exemplo, técnica em duas partes:<text:line-break/></text:p>
          <text:list text:style-name="L122">
            <text:list-item>
              <text:p text:style-name="P131">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23">
                <text:list-item>
                  <text:p text:style-name="P132">Cria duas colunas DEBITO e CREDITO.<text:line-break/></text:p>
                </text:list-item>
                <text:list-item>
                  <text:p text:style-name="P132">Na nova coluna <text:span text:style-name="T2">CREDITO</text:span>, se na coluna <text:span text:style-name="T2">DEB_CRED</text:span> o valor é credito (‘C’) a coluna leva “1”, senão leva “0”.<text:line-break/></text:p>
                </text:list-item>
                <text:list-item>
                  <text:p text:style-name="P132">Na nova coluna <text:span text:style-name="T2">DEBITO</text:span>, se na coluna <text:span text:style-name="T2">DEB_CRED</text:span> o valor é debito (‘D’) a coluna leva “1”, senão leva “0”.<text:line-break/></text:p>
                </text:list-item>
                <text:list-item>
                  <text:p text:style-name="P132">Por último, cria uma coluna <text:span text:style-name="T2">MULTIPLICADOR</text:span>, onde se é credito leva “1”, se é debito leva “-1”.<text:line-break/></text:p>
                </text:list-item>
              </text:list>
            </text:list-item>
            <text:list-item>
              <text:p text:style-name="P131">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24">
                <text:list-item>
                  <text:p text:style-name="P133">Cria uma coluna <text:span text:style-name="T2">SALDO</text:span> que é a soma dos créditos e debitos.<text:line-break/></text:p>
                </text:list-item>
                <text:list-item>
                  <text:p text:style-name="P133">Sendo debito negativo e crédito positivo.<text:line-break/></text:p>
                </text:list-item>
                <text:list-item>
                  <text:p text:style-name="P133">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trigger-gatilho-dml-data-manipulation-language"/>10 Modulo 27 - <text:span text:style-name="T1">TRIGGER</text:span> (Gatilho) <text:span text:style-name="T1">DML</text:span> (Data Manipulation Language)<text:bookmark-end text:name="modulo-27---trigger-gatilho-dml-data-manipulation-language"/></text:h>
      <text:p text:style-name="Pagebreak"/>
      <text:h text:style-name="Heading_20_1" text:outline-level="1"><text:bookmark-start text:name="categorias-de-comandos"/>11 Categorias de comandos<text:bookmark-end text:name="categorias-de-comandos"/></text:h>
      <text:h text:style-name="Heading_20_2" text:outline-level="2"><text:bookmark-start text:name="dml---data-manipulation-language-linguagem-de-manipulação-de-dados"/>11.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125">
        <text:list-item>
          <text:p text:style-name="P134"><text:span text:style-name="T1">SELECT</text:span><text:line-break/></text:p>
          <text:list text:style-name="L126">
            <text:list-item>
              <text:p text:style-name="P135">Recupera linhas do banco de dados e permite a seleção de uma ou várias linhas ou colunas de uma ou várias tabelas.<text:line-break/></text:p>
            </text:list-item>
            <text:list-item>
              <text:p text:style-name="P135">Projeção do que quer ter de visualização na tela.<text:line-break/></text:p>
            </text:list-item>
            <text:list-item>
              <text:p text:style-name="P135">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134"><text:span text:style-name="T1">INSERT</text:span><text:line-break/></text:p>
          <text:list text:style-name="L127">
            <text:list-item>
              <text:p text:style-name="P136">Adiciona registros numa tabela.<text:line-break/></text:p>
            </text:list-item>
            <text:list-item>
              <text:p text:style-name="P136">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134"><text:span text:style-name="T1">UPDATE</text:span><text:line-break/></text:p>
          <text:list text:style-name="L128">
            <text:list-item>
              <text:p text:style-name="P137">Altera os dados de um ou mais registros em uma tabela.<text:line-break/></text:p>
            </text:list-item>
            <text:list-item>
              <text:p text:style-name="P137">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134"><text:span text:style-name="T1">DELETE</text:span><text:line-break/></text:p>
          <text:list text:style-name="L129">
            <text:list-item>
              <text:p text:style-name="P138">Remove um ou mais registros de uma tabela.<text:line-break/></text:p>
            </text:list-item>
            <text:list-item>
              <text:p text:style-name="P138">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134"><text:span text:style-name="T1">BULK INSERT* </text:span><text:line-break/></text:p>
          <text:list text:style-name="L130">
            <text:list-item>
              <text:p text:style-name="P139">Importa um arquivo de dados em uma tabela ou exibição do banco de dados em um formato especificado pelo usuário.<text:line-break/></text:p>
            </text:list-item>
            <text:list-item>
              <text:p text:style-name="P139">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1.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131">
        <text:list-item>
          <text:p text:style-name="P140"><text:span text:style-name="T1">CREATE</text:span><text:line-break/>Utilizada para construir um novo banco de dados, tabela, índice ou consulta armazenada.<text:line-break/></text:p>
          <text:list text:style-name="L132">
            <text:list-item>
              <text:p text:style-name="P141"><text:span text:style-name="T1">DATABESE</text:span><text:line-break/></text:p>
              <text:list text:style-name="L133">
                <text:list-item>
                  <text:p text:style-name="P142">Criação de banco de dados.<text:line-break/></text:p>
                </text:list-item>
                <text:list-item>
                  <text:p text:style-name="P142">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141"><text:span text:style-name="T1">TABLE</text:span><text:line-break/></text:p>
              <text:list text:style-name="L134">
                <text:list-item>
                  <text:p text:style-name="P143">Criação de tabela.<text:line-break/></text:p>
                </text:list-item>
                <text:list-item>
                  <text:p text:style-name="P143">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140"><text:span text:style-name="T1">DROP</text:span><text:line-break/>Remove um banco de dados, tabela, índice ou visão existente.<text:line-break/></text:p>
          <text:list text:style-name="L135">
            <text:list-item>
              <text:p text:style-name="P144"><text:span text:style-name="T1">DATABESE</text:span><text:line-break/></text:p>
              <text:list text:style-name="L136">
                <text:list-item>
                  <text:p text:style-name="P145">Remove banco de dados.<text:line-break/></text:p>
                </text:list-item>
                <text:list-item>
                  <text:p text:style-name="P145">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144"><text:span text:style-name="T1">TABLE</text:span><text:line-break/></text:p>
              <text:list text:style-name="L137">
                <text:list-item>
                  <text:p text:style-name="P146">Remove tabela.<text:line-break/></text:p>
                </text:list-item>
                <text:list-item>
                  <text:p text:style-name="P146">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140"><text:span text:style-name="T1">ALTER</text:span><text:line-break/></text:p>
          <text:list text:style-name="L138">
            <text:list-item>
              <text:p text:style-name="P147">Modifica um objeto existente do banco de dados.<text:line-break/></text:p>
            </text:list-item>
            <text:list-item>
              <text:p text:style-name="P147">É possível incluir, eliminar e alterar colunas.<text:line-break/></text:p>
            </text:list-item>
            <text:list-item>
              <text:p text:style-name="P147">Para alterar uma tabela existente, é necessario que os registros existentes já sejam compativeis com a alteração.<text:line-break/></text:p>
              <text:list text:style-name="L139">
                <text:list-item>
                  <text:p text:style-name="P148"><text:span text:style-name="T1">ALTER COLUMN</text:span><text:line-break/></text:p>
                  <text:list text:style-name="L140">
                    <text:list-item>
                      <text:p text:style-name="P149">Altera o <text:span text:style-name="T2">tipo</text:span> e <text:span text:style-name="T2">regras</text:span> de uma coluna/campo.<text:line-break/></text:p>
                    </text:list-item>
                    <text:list-item>
                      <text:p text:style-name="P149">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148"><text:span text:style-name="T1">ADD</text:span><text:line-break/></text:p>
                  <text:list text:style-name="L141">
                    <text:list-item>
                      <text:p text:style-name="P150">Adiciona chaves (primaria ou estrangeira) a uma coluna.<text:line-break/></text:p>
                    </text:list-item>
                    <text:list-item>
                      <text:p text:style-name="P150">Não é possivel adicionar “<text:span text:style-name="T2">auto_increment</text:span>”.<text:line-break/></text:p>
                    </text:list-item>
                    <text:list-item>
                      <text:p text:style-name="P150">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150">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148"><text:span text:style-name="T1">DROP COLUMN</text:span><text:line-break/></text:p>
                  <text:list text:style-name="L142">
                    <text:list-item>
                      <text:p text:style-name="P151">Deleta uma determinada coluna de uma tabela.<text:line-break/></text:p>
                    </text:list-item>
                    <text:list-item>
                      <text:p text:style-name="P151">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148"><text:span text:style-name="T1">ALTER DATABASE</text:span><text:line-break/></text:p>
                  <text:list text:style-name="L143">
                    <text:list-item>
                      <text:p text:style-name="P152">Alterar nome de uma database.<text:line-break/></text:p>
                    </text:list-item>
                    <text:list-item>
                      <text:p text:style-name="P152">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140"><text:span text:style-name="T1">SP_RENAME</text:span><text:line-break/></text:p>
          <text:list text:style-name="L144">
            <text:list-item>
              <text:p text:style-name="P153">Mudar nome da tabela e/ou coluna.<text:line-break/></text:p>
            </text:list-item>
            <text:list-item>
              <text:p text:style-name="P153">Sintaxe:<text:line-break/></text:p>
              <text:list text:style-name="L145">
                <text:list-item>
                  <text:p text:style-name="P154">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154">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140"><text:span text:style-name="T1">TRUNCATE</text:span><text:line-break/></text:p>
          <text:list text:style-name="L146">
            <text:list-item>
              <text:p text:style-name="P155">Esvazia imediatamente todo o conteúdo de uma tabela ou objeto que contenha dados.<text:line-break/></text:p>
            </text:list-item>
            <text:list-item>
              <text:p text:style-name="P155">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155">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1.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list text:style-name="L147">
        <text:list-item>
          <text:p text:style-name="P156">USER - usuário<text:line-break/></text:p>
          <text:list text:style-name="L148">
            <text:list-item>
              <text:p text:style-name="P157"><text:span text:style-name="T1">CREATE USER</text:span><text:line-break/></text:p>
              <text:list text:style-name="L149">
                <text:list-item>
                  <text:p text:style-name="P158">Comando para criação de usuários.<text:line-break/></text:p>
                </text:list-item>
                <text:list-item>
                  <text:p text:style-name="P158">Determina user = usuário, host = local (IP do servidor ou <text:span text:style-name="T2">localhost</text:span> - maquina local) e password = senha.<text:line-break/></text:p>
                </text:list-item>
                <text:list-item>
                  <text:p text:style-name="P158">Sintaxe:<text:line-break/><text:span text:style-name="T1">CREATE USER</text:span> ‘<text:span text:style-name="T2">user</text:span>’@‘<text:span text:style-name="T2">host</text:span>’ <text:span text:style-name="T1">IDENTIFIED BY</text:span> ‘<text:span text:style-name="T2">password</text:span>’;<text:line-break/></text:p>
                </text:list-item>
              </text:list>
            </text:list-item>
            <text:list-item>
              <text:p text:style-name="P157">Listar usuários:<text:line-break/><text:span text:style-name="T1">SELECT</text:span> <text:span text:style-name="T1">user</text:span> <text:span text:style-name="T1">FROM</text:span> <text:span text:style-name="T1">mysql.user</text:span>;<text:line-break/></text:p>
            </text:list-item>
            <text:list-item>
              <text:p text:style-name="P157">Mostrar usuário conectado atual:<text:line-break/><text:span text:style-name="T1">SELECT</text:span> <text:span text:style-name="T1">user()</text:span>;<text:line-break/></text:p>
            </text:list-item>
            <text:list-item>
              <text:p text:style-name="P157">Removendo usuários:<text:line-break/><text:span text:style-name="T1">DROP USER</text:span> ‘<text:span text:style-name="T2">exemplo</text:span>’@‘<text:span text:style-name="T2">host</text:span>’;<text:line-break/></text:p>
            </text:list-item>
            <text:list-item>
              <text:p text:style-name="P157">Conectando ao MySQL por um usuário:<text:line-break/>mysql -u <text:span text:style-name="T2">nome_usuário</text:span> -p <text:span text:style-name="T2">password</text:span><text:line-break/></text:p>
            </text:list-item>
          </text:list>
        </text:list-item>
        <text:list-item>
          <text:p text:style-name="P156"><text:span text:style-name="T1">GRANT</text:span><text:line-break/></text:p>
          <text:list text:style-name="L150">
            <text:list-item>
              <text:p text:style-name="P159">Permitir que usuários especificados realizem tarefas especificadas.<text:line-break/></text:p>
            </text:list-item>
            <text:list-item>
              <text:p text:style-name="P159">Tambem permite gerenciar permissão para realizar tarefas especificas em database e/ou tabelas especificas.<text:line-break/></text:p>
            </text:list-item>
            <text:list-item>
              <text:p text:style-name="P159">Sintaxe:<text:line-break/><text:span text:style-name="T1">GRANT</text:span> <text:span text:style-name="T2">tipo_de_permissão</text:span> <text:span text:style-name="T1">ON</text:span> <text:span text:style-name="T2">nome_database</text:span>.<text:span text:style-name="T2">nome_tabela</text:span> <text:span text:style-name="T1">TO</text:span> ‘<text:span text:style-name="T2">username</text:span>’@‘<text:span text:style-name="T2">localhost</text:span>’;<text:line-break/>ou para dar permissão de root:<text:line-break/><text:span text:style-name="T1">GRANT</text:span> <text:span text:style-name="T1">ALL PRIVILEGES</text:span> <text:span text:style-name="T1">ON</text:span> * . * <text:span text:style-name="T1">TO</text:span> ‘<text:span text:style-name="T2">newuser</text:span>’@‘<text:span text:style-name="T2">localhost</text:span>’;<text:line-break/></text:p>
            </text:list-item>
            <text:list-item>
              <text:p text:style-name="P159">Carregar/atualizar permissões:<text:line-break/><text:span text:style-name="T1">FLUSH PRIVILEGES</text:span>;<text:line-break/></text:p>
            </text:list-item>
            <text:list-item>
              <text:p text:style-name="P159">Revisar as permissões atuais de um usuário:<text:line-break/><text:span text:style-name="T1">SHOW GRANTS</text:span> <text:span text:style-name="T1">FOR</text:span> ‘<text:span text:style-name="T2">username</text:span>’@‘<text:span text:style-name="T2">localhost</text:span>’;<text:line-break/></text:p>
            </text:list-item>
          </text:list>
        </text:list-item>
        <text:list-item>
          <text:p text:style-name="P156"><text:span text:style-name="T1">REVOKE</text:span><text:line-break/></text:p>
          <text:list text:style-name="L151">
            <text:list-item>
              <text:p text:style-name="P160">Cancela/revoga permissões previamente concedidas.<text:line-break/></text:p>
            </text:list-item>
            <text:list-item>
              <text:p text:style-name="P160">Sintaxe:<text:line-break/><text:span text:style-name="T1">REVOKE</text:span> <text:span text:style-name="T2">tipo_de_permissão</text:span> <text:span text:style-name="T1">ON</text:span> <text:span text:style-name="T2">nome_database</text:span>.<text:span text:style-name="T2">nome_tabela</text:span> <text:span text:style-name="T1">FROM</text:span> ‘<text:span text:style-name="T2">username</text:span>’@‘<text:span text:style-name="T2">localhost</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156">Privilégios que podem ser CONCEDIDOS à ou REVOCADOS de um usuário:<text:line-break/></text:p>
          <text:list text:style-name="L152">
            <text:list-item>
              <text:p text:style-name="P161"><text:span text:style-name="T1">ALL PRIVILEGES</text:span> — como vimos anteriormente, isso garante ao usuário do MySQL acesso completo a um banco de dados (ou, se nenhum banco de dados for selecionado, acesso global a todo o sistema).<text:line-break/></text:p>
            </text:list-item>
            <text:list-item>
              <text:p text:style-name="P161"><text:span text:style-name="T1">CREATE</text:span> — permite criar novas tabelas ou bancos de dados.<text:line-break/></text:p>
            </text:list-item>
            <text:list-item>
              <text:p text:style-name="P161"><text:span text:style-name="T1">DROP</text:span> — permite deletar tabelas ou bancos de dados.<text:line-break/></text:p>
            </text:list-item>
            <text:list-item>
              <text:p text:style-name="P161"><text:span text:style-name="T1">DELETE</text:span> — permite excluir linhas de tabelas.<text:line-break/></text:p>
            </text:list-item>
            <text:list-item>
              <text:p text:style-name="P161"><text:span text:style-name="T1">INSERT</text:span> — permite inserir linhas em tabelas.<text:line-break/></text:p>
            </text:list-item>
            <text:list-item>
              <text:p text:style-name="P161"><text:span text:style-name="T1">SELECT</text:span> - permite usar o comando SELECT para ler os bancos de dados.<text:line-break/></text:p>
            </text:list-item>
            <text:list-item>
              <text:p text:style-name="P161"><text:span text:style-name="T1">UPDATE</text:span> — permite atualizar linhas de tabelas.<text:line-break/></text:p>
            </text:list-item>
            <text:list-item>
              <text:p text:style-name="P161"><text:span text:style-name="T1">GRANT OPTION</text:span> — permite conceder ou remover privilégios de outros usuários.<text:line-break/></text:p>
            </text:list-item>
          </text:list>
          <text:p text:style-name="P156">Outras instruções:<text:line-break/></text:p>
          <text:list text:style-name="L153">
            <text:list-item>
              <text:p text:style-name="P162"><text:span text:style-name="T1">CONNECT</text:span><text:line-break/></text:p>
            </text:list-item>
            <text:list-item>
              <text:p text:style-name="P162"><text:span text:style-name="T1">EXECUTE</text:span><text:line-break/></text:p>
            </text:list-item>
            <text:list-item>
              <text:p text:style-name="P162"><text:span text:style-name="T1">USAGE</text:span><text:line-break/></text:p>
            </text:list-item>
          </text:list>
        </text:list-item>
      </text:list>
      <text:p text:style-name="Pagebreak"/>
      <text:h text:style-name="Heading_20_2" text:outline-level="2"><text:bookmark-start text:name="tcl---tool-command-language-linguagem-de-comandos-de-ferramentas"/>11.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154">
        <text:list-item>
          <text:p text:style-name="P163"><text:span text:style-name="T1">START TRANSACTION</text:span><text:line-break/></text:p>
          <text:list text:style-name="L155">
            <text:list-item>
              <text:p text:style-name="P164">O comando garante que diversas instruções sejam executadas, porem se alguma for mal sucedida todas falham.<text:line-break/></text:p>
            </text:list-item>
            <text:list-item>
              <text:p text:style-name="P164">É possivel avaliar o processo de implementação das instruções e seus resultados e caso necessario regredir ao estado anterior as instruções ou confirmar sua implementação.<text:line-break/></text:p>
            </text:list-item>
            <text:list-item>
              <text:p text:style-name="P164">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164">Sintaxe:<text:line-break/><text:span text:style-name="T1">START TRANSACTION</text:span>;<text:line-break/></text:p>
            </text:list-item>
          </text:list>
        </text:list-item>
        <text:list-item>
          <text:p text:style-name="P163"><text:span text:style-name="T1">BACKROLL</text:span><text:line-break/></text:p>
          <text:list text:style-name="L156">
            <text:list-item>
              <text:p text:style-name="P165">Regressão para o estado anterior ao inicio da transação (<text:span text:style-name="T1">START TRANSACTION</text:span>).<text:line-break/></text:p>
            </text:list-item>
            <text:list-item>
              <text:p text:style-name="P165">Sintaxe:<text:line-break/><text:span text:style-name="T1">BACKROLL</text:span>;<text:line-break/></text:p>
            </text:list-item>
          </text:list>
        </text:list-item>
        <text:list-item>
          <text:p text:style-name="P163"><text:span text:style-name="T1">COMMIT</text:span><text:line-break/></text:p>
          <text:list text:style-name="L157">
            <text:list-item>
              <text:p text:style-name="P166">Confirmação de que as instruções da transação (<text:span text:style-name="T1">START TRANSACTION</text:span>) podem ser implementadas sem problemas.<text:line-break/></text:p>
            </text:list-item>
            <text:list-item>
              <text:p text:style-name="P166">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2 Observações<text:bookmark-end text:name="observações"/></text:h>
      <text:h text:style-name="Heading_20_2" text:outline-level="2"><text:bookmark-start text:name="problemas-para-fazer-login-o-ssms"/>12.1 Problemas para fazer <text:span text:style-name="T2">login</text:span> o <text:span text:style-name="T1">SSMS</text:span><text:bookmark-end text:name="problemas-para-fazer-login-o-ssms"/></text:h>
      <text:list text:style-name="L158">
        <text:list-item>
          <text:p text:style-name="P167">Caso o <text:span text:style-name="T1">SSMS</text:span> não identifique o usuário “sa” e senha como deveria, seguir os seguintes passos:<text:line-break/></text:p>
          <text:list text:style-name="L159">
            <text:list-item>
              <text:p text:style-name="P168">Desabilitar temporariamente o antivirus do computados.<text:line-break/></text:p>
            </text:list-item>
            <text:list-item>
              <text:p text:style-name="P168">Desabilitar o “<text:span text:style-name="T1">firewall</text:span>” do computados.<text:line-break/>“Painel de Controle\Sistema e Segurança\Windows Defender Firewall\Personalizar Configurações”<text:line-break/></text:p>
            </text:list-item>
            <text:list-item>
              <text:p text:style-name="P168">Abrir o <text:span text:style-name="T2">instalador</text:span> de <text:span text:style-name="T1">SQL Server</text:span> e pedir para “<text:span text:style-name="T1">Reparar</text:span>”.<text:line-break/></text:p>
            </text:list-item>
            <text:list-item>
              <text:p text:style-name="P168">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2.2 Abreviações do nome de restrições (<text:span text:style-name="T1">CONSTRAINTS</text:span>) no dicionario de dados - sistema (boas práticas)<text:bookmark-end text:name="abreviações-do-nome-de-restrições-constraints-no-dicionario-de-dados---sistema-boas-práticas"/></text:h>
      <text:list text:style-name="L160">
        <text:list-item>
          <text:p text:style-name="P169">Padronização do nome das restrições salvas no sistema.<text:line-break/></text:p>
        </text:list-item>
        <text:list-item>
          <text:p text:style-name="P169">Abreviações do nome das restrições (<text:span text:style-name="T1">CONSTRAINTS</text:span>), para salvar no sistema por meio do <text:span text:style-name="T1">ALTER TABLE</text:span>.<text:line-break/></text:p>
          <text:list text:style-name="L161">
            <text:list-item>
              <text:p text:style-name="P170">‘<text:span text:style-name="T1">PK</text:span>’ é abreviação de “<text:span text:style-name="T1">PRIMARY KEY</text:span>”<text:line-break/></text:p>
            </text:list-item>
            <text:list-item>
              <text:p text:style-name="P170">‘<text:span text:style-name="T1">FK</text:span>’ é abreviação de “<text:span text:style-name="T1">FOERIGN</text:span>”<text:line-break/></text:p>
            </text:list-item>
            <text:list-item>
              <text:p text:style-name="P170">‘<text:span text:style-name="T1">UQ</text:span>’ é abreviação de “<text:span text:style-name="T1">UNIQUE</text:span>”<text:line-break/></text:p>
            </text:list-item>
            <text:list-item>
              <text:p text:style-name="P170">‘<text:span text:style-name="T1">CK</text:span>’ é abreviação de “<text:span text:style-name="T1">CHECK</text:span>”<text:line-break/></text:p>
            </text:list-item>
          </text:list>
        </text:list-item>
      </text:list>
      <text:h text:style-name="Heading_20_2" text:outline-level="2"><text:bookmark-start text:name="formato-da-data-no-sistema"/>12.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3 Andamento dos Estudos<text:bookmark-end text:name="andamento-dos-estudos"/></text:h>
      <text:h text:style-name="Heading_20_2" text:outline-level="2"><text:bookmark-start text:name="assunto-em-andamento"/>13.1 Assunto em andamento<text:bookmark-end text:name="assunto-em-andamento"/></text:h>
      <text:p text:style-name="First_20_paragraph">Atualmente estou estudando Módulo 27 - AULA 107 e 10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6-20T07:30:42Z</meta:creation-date>
    <dc:date>2022-06-20T07:30:42Z</dc:date>
    <meta:user-defined meta:name="date" meta:value-type="string">2022-06-20</meta:user-defined>
    <meta:user-defined meta:name="output" meta:value-type="string"/>
    <meta:user-defined meta:name="subtitle" meta:value-type="string">Readme.rmd</meta:user-defined>
  </office:meta>
</office:document-meta>
</file>